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99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>
      <style:graphic-properties draw:stroke="none" svg:stroke-color="#000000" draw:fill="none" draw:fill-color="#ffffff" fo:min-height="1.072cm"/>
    </style:style>
    <style:style style:name="gr7" style:family="graphic" style:parent-style-name="standard">
      <style:graphic-properties draw:stroke="none" svg:stroke-color="#000000" draw:fill="none" draw:fill-color="#ffffff" fo:min-height="1.099cm"/>
    </style:style>
    <style:style style:name="gr8" style:family="graphic" style:parent-style-name="standard">
      <style:graphic-properties draw:stroke="none" svg:stroke-color="#000000" draw:fill="none" draw:fill-color="#ffffff" fo:min-height="1.056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objectwithoutfill">
      <style:graphic-properties draw:stroke="none" draw:fill="none" fo:min-height="0.722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stroke="none" svg:stroke-color="#000000" draw:fill="none" draw:fill-color="#ffffff" fo:min-height="0.713cm"/>
    </style:style>
    <style:style style:name="gr13" style:family="graphic" style:parent-style-name="standard">
      <style:graphic-properties draw:stroke="none" svg:stroke-color="#000000" draw:fill="none" draw:fill-color="#ffffff" fo:min-height="1.8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none" draw:fill="none" fo:min-height="0.15cm"/>
    </style:style>
    <style:style style:name="gr20" style:family="graphic" style:parent-style-name="objectwithoutfill">
      <style:graphic-properties draw:stroke="none" draw:fill="none" fo:min-height="0.75cm"/>
    </style:style>
    <style:style style:name="gr21" style:family="graphic" style:parent-style-name="objectwithoutfill">
      <style:graphic-properties draw:stroke="none" draw:fill="none" fo:min-height="0.438cm"/>
    </style:style>
    <style:style style:name="gr2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714cm"/>
    </style:style>
    <style:style style:name="gr2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33ff99" draw:textarea-horizontal-align="justify" draw:textarea-vertical-align="middle" draw:auto-grow-height="false"/>
    </style:style>
    <style:style style:name="gr27" style:family="graphic" style:parent-style-name="objectwithoutfill">
      <style:graphic-properties draw:stroke="none" draw:fill="none" fo:min-height="0.5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6" style:family="paragraph">
      <style:text-properties fo:font-size="25pt" style:font-size-asian="25pt" style:font-size-complex="25pt"/>
    </style:style>
    <style:style style:name="P7" style:family="paragraph">
      <style:text-properties fo:font-size="11pt" fo:language="en" fo:country="US" style:font-size-asian="11pt" style:font-size-complex="11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Times New Roman'" style:font-family-generic="roman" fo:language="en" fo:country="US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language="en" fo:country="US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1" xml:id="id1" draw:id="id1" draw:layer="layout" svg:width="1.8cm" svg:height="1.8cm" svg:x="0.6cm" svg:y="3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8cm" svg:height="1.8cm" svg:x="4.7cm" svg:y="3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4cm" svg:y1="4.1cm" svg:x2="4.7cm" svg:y2="4.1cm" draw:start-shape="id1" draw:start-glue-point="10" draw:end-shape="id2" draw:end-glue-point="6" svg:d="m2400 4100h2300" svg:viewBox="0 0 2301 1">
          <text:p text:style-name="P1"><text:span text:style-name="T1">@interface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6.5cm" svg:y1="4.1cm" svg:x2="7.8cm" svg:y2="4.1cm" draw:start-shape="id2" draw:start-glue-point="10" draw:end-shape="id3" draw:end-glue-point="6" svg:d="m6500 4100h1300" svg:viewBox="0 0 13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frame draw:style-name="gr3" draw:text-style-name="P3" xml:id="id4" draw:id="id4" draw:layer="layout" svg:width="3.2cm" svg:height="1.15cm" svg:x="2.504cm" svg:y="6.7cm">
          <draw:text-box>
            <text:p>Помилка</text:p>
          </draw:text-box>
        </draw:frame>
        <draw:connector draw:style-name="gr4" draw:text-style-name="P2" draw:layer="layout" svg:x1="1.5cm" svg:y1="5cm" svg:x2="4.104cm" svg:y2="6.7cm" draw:start-shape="id1" draw:start-glue-point="8" draw:end-shape="id4" svg:d="m1500 5000v851h2604v849" svg:viewBox="0 0 2605 1701">
          <text:p/>
        </draw:connector>
        <draw:connector draw:style-name="gr4" draw:text-style-name="P2" draw:layer="layout" svg:x1="5.6cm" svg:y1="5cm" svg:x2="4.104cm" svg:y2="6.7cm" draw:start-shape="id2" draw:end-shape="id4" draw:end-glue-point="0" svg:d="m5600 5000v851h-1496v849" svg:viewBox="0 0 1497 1701">
          <text:p/>
        </draw:connector>
        <draw:line draw:style-name="gr4" draw:text-style-name="P2" draw:layer="layout" svg:x1="5.6cm" svg:y1="5cm" svg:x2="5.6cm" svg:y2="5.9cm">
          <text:p/>
        </draw:line>
        <draw:line draw:style-name="gr4" draw:text-style-name="P2" draw:layer="layout" svg:x1="1.5cm" svg:y1="5cm" svg:x2="1.5cm" svg:y2="6cm">
          <text:p/>
        </draw:line>
        <draw:frame draw:style-name="gr5" draw:text-style-name="P3" draw:layer="layout" svg:width="9.3cm" svg:height="1.35cm" svg:x="1.7cm" svg:y="1.8cm">
          <draw:text-box>
            <text:p>Магазинний автомат</text:p>
          </draw:text-box>
        </draw:frame>
        <draw:custom-shape draw:style-name="gr1" draw:text-style-name="P1" xml:id="id5" draw:id="id5" draw:layer="layout" svg:width="1.8cm" svg:height="1.8cm" svg:x="13.2cm" svg:y="3.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8cm" svg:height="1.8cm" svg:x="16.2cm" svg:y="3.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5cm" svg:y1="4.1cm" svg:x2="16.2cm" svg:y2="4.1cm" draw:start-shape="id5" draw:start-glue-point="10" draw:end-shape="id6" draw:end-glue-point="6" svg:d="m15000 4100h1200" svg:viewBox="0 0 12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7.1cm" svg:y1="3.2cm" svg:x2="14.1cm" svg:y2="3.2cm" draw:start-shape="id6" draw:start-glue-point="4" draw:end-shape="id5" draw:end-glue-point="4" svg:d="m17100 3200v-501h-3000v501" svg:viewBox="0 0 3001 502">
          <text:p text:style-name="P1"><text:span text:style-name="T1"><text:s text:c="23"/></text:span><text:span text:style-name="T1">,</text:span></text:p>
        </draw:connector>
        <draw:connector draw:style-name="gr2" draw:text-style-name="P2" draw:layer="layout" svg:x1="11.104cm" svg:y1="6.4cm" svg:x2="13.2cm" svg:y2="4.1cm" draw:start-shape="id7" draw:start-glue-point="4" draw:end-shape="id5" draw:end-glue-point="6" svg:d="m11104 6400v-2300h2096" svg:viewBox="0 0 2097 2301">
          <text:p text:style-name="P1"><text:span text:style-name="T1">int <text:s text:c="11"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ustom-shape draw:style-name="gr1" draw:text-style-name="P1" xml:id="id3" draw:id="id3" draw:layer="layout" svg:width="1.8cm" svg:height="1.8cm" svg:x="7.8cm" svg:y="3.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9.6cm" svg:y1="4.1cm" svg:x2="10.467cm" svg:y2="6.663cm" draw:start-shape="id3" draw:start-glue-point="10" draw:end-shape="id7" draw:end-glue-point="5" svg:d="m9600 4100h867v2563" svg:viewBox="0 0 868 2564">
          <text:p text:style-name="P1"><text:span text:style-name="T2">˩</text:span></text:p>
          <text:p text:style-name="P1"><text:span text:style-name="T2"/></text:p>
          <text:p text:style-name="P1"><text:span text:style-name="T2"/></text:p>
        </draw:connector>
        <draw:connector draw:style-name="gr4" draw:text-style-name="P2" draw:layer="layout" svg:x1="8.7cm" svg:y1="5cm" svg:x2="4.104cm" svg:y2="6.7cm" draw:start-shape="id3" draw:start-glue-point="8" draw:end-shape="id4" draw:end-glue-point="0" svg:d="m8700 5000v851h-4596v849" svg:viewBox="0 0 4597 1701">
          <text:p/>
        </draw:connector>
        <draw:line draw:style-name="gr4" draw:text-style-name="P2" draw:layer="layout" svg:x1="8.7cm" svg:y1="5cm" svg:x2="8.7cm" svg:y2="5.9cm">
          <text:p/>
        </draw:line>
        <draw:custom-shape draw:style-name="gr1" draw:text-style-name="P1" xml:id="id8" draw:id="id8" draw:layer="layout" svg:width="1.8cm" svg:height="1.8cm" svg:x="8.504cm" svg:y="10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svg:x1="11.104cm" svg:y1="8.2cm" svg:x2="8.504cm" svg:y2="10.9cm" draw:start-shape="id7" draw:start-glue-point="8" draw:end-shape="id8" draw:end-glue-point="6" svg:d="m11104 8200v901h-3101v1799h501" svg:viewBox="0 0 3102 2701">
          <text:p text:style-name="P4"><text:span text:style-name="T1">@implementation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</draw:connector>
        <draw:connector draw:style-name="gr2" draw:text-style-name="P5" draw:layer="layout" svg:x1="9.404cm" svg:y1="11.8cm" svg:x2="9.404cm" svg:y2="13.5cm" draw:start-shape="id8" draw:start-glue-point="8" draw:end-shape="id9" draw:end-glue-point="4" svg:d="m9404 11800v1700" svg:viewBox="0 0 1 1701">
          <text:p text:style-name="P1"><text:span text:style-name="T2"/></text:p>
          <text:p text:style-name="P1"><text:span text:style-name="T2"/></text:p>
          <text:p text:style-name="P1"><text:span text:style-name="T2"><text:s text:c="4"/></text:span><text:span text:style-name="T2">˩</text:span></text:p>
          <text:p text:style-name="P1"><text:span text:style-name="T2"/></text:p>
          <text:p text:style-name="P1"><text:span text:style-name="T2"/></text:p>
        </draw:connector>
        <draw:g xml:id="id10" draw:id="id10">
          <draw:frame draw:style-name="gr6" draw:text-style-name="P6" draw:layer="layout" svg:width="0.9cm" svg:height="1.322cm" svg:x="12.704cm" svg:y="10.2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5.704cm" svg:y="10.2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3.304cm" svg:y="10.243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onnector draw:style-name="gr4" draw:text-style-name="P2" draw:layer="layout" svg:x1="12.704cm" svg:y1="10.882cm" svg:x2="10.304cm" svg:y2="10.9cm" draw:start-shape="id10" draw:end-shape="id8" draw:end-glue-point="10" svg:d="m12704 10882h-1199v18h-1201" svg:viewBox="0 0 2401 19">
          <text:p/>
        </draw:connector>
        <draw:connector draw:style-name="gr2" draw:text-style-name="P5" draw:layer="layout" svg:x1="8.504cm" svg:y1="14.4cm" svg:x2="6.504cm" svg:y2="14.4cm" draw:start-shape="id9" draw:start-glue-point="6" draw:end-shape="id11" draw:end-glue-point="1" svg:d="m8504 14400h-2000" svg:viewBox="0 0 2001 1">
          <text:p text:style-name="P4"><text:span text:style-name="T1">@end</text:span></text:p>
          <text:p text:style-name="P4"><text:span text:style-name="T1"/></text:p>
          <text:p text:style-name="P4"><text:span text:style-name="T1"/></text:p>
        </draw:connector>
        <draw:custom-shape draw:style-name="gr1" draw:text-style-name="P1" xml:id="id7" draw:id="id7" draw:layer="layout" svg:width="1.8cm" svg:height="1.8cm" svg:x="10.204cm" svg:y="6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7.1cm" svg:y1="5cm" svg:x2="11.741cm" svg:y2="6.663cm" draw:start-shape="id6" draw:start-glue-point="8" draw:end-shape="id7" draw:end-glue-point="11" svg:d="m17100 5000v502l-4594 1161h-765" svg:viewBox="0 0 5360 1664">
          <text:p text:style-name="P1"><text:span text:style-name="T2"><text:s text:c="41"/></text:span><text:span text:style-name="T2">˩</text:span></text:p>
        </draw:connector>
        <draw:connector draw:style-name="gr4" draw:text-style-name="P1" draw:layer="layout" draw:type="lines" svg:x1="10.204cm" svg:y1="7.3cm" svg:x2="5.704cm" svg:y2="7.275cm" draw:start-shape="id7" draw:start-glue-point="6" draw:end-shape="id4" svg:d="m10204 7300h-501l-3499-25h-500" svg:viewBox="0 0 4501 26">
          <text:p/>
        </draw:connector>
        <draw:frame draw:style-name="gr3" draw:text-style-name="P3" xml:id="id12" draw:id="id12" draw:layer="layout" svg:width="3.2cm" svg:height="1.15cm" svg:x="17.696cm" svg:y="1.5cm">
          <draw:text-box>
            <text:p>Помилка</text:p>
          </draw:text-box>
        </draw:frame>
        <draw:connector draw:style-name="gr4" draw:text-style-name="P1" draw:layer="layout" draw:type="lines" draw:line-skew="0.802cm" svg:x1="18cm" svg:y1="4.1cm" svg:x2="19.296cm" svg:y2="2.65cm" draw:start-shape="id6" draw:start-glue-point="10" draw:end-shape="id12" svg:d="m18000 4100h1304l-8-950v-500" svg:viewBox="0 0 1305 1451">
          <text:p/>
        </draw:connector>
        <draw:connector draw:style-name="gr4" draw:text-style-name="P1" draw:layer="layout" draw:type="lines" svg:x1="13.463cm" svg:y1="3.463cm" svg:x2="17.696cm" svg:y2="2.075cm" draw:start-shape="id5" draw:start-glue-point="5" draw:end-shape="id12" svg:d="m13463 3463v-764l3733-624h500" svg:viewBox="0 0 4234 1389">
          <text:p/>
        </draw:connector>
        <draw:custom-shape draw:style-name="gr1" draw:text-style-name="P1" xml:id="id9" draw:id="id9" draw:layer="layout" svg:width="1.8cm" svg:height="1.8cm" svg:x="8.504cm" svg:y="13.5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xml:id="id11" draw:id="id11" draw:layer="layout" svg:width="2.5cm" svg:height="1cm" svg:x="4.004cm" svg:y="13.9cm">
          <draw:text-box>
            <text:p>Вихід</text:p>
          </draw:text-box>
        </draw:frame>
        <draw:connector draw:style-name="gr4" draw:text-style-name="P1" draw:layer="layout" draw:type="lines" svg:x1="10.304cm" svg:y1="14.4cm" svg:x2="14.754cm" svg:y2="11.565cm" draw:start-shape="id9" draw:start-glue-point="10" draw:end-shape="id10" draw:end-glue-point="2" svg:d="m10304 14400h502l3948-2335v-500" svg:viewBox="0 0 4451 2836">
          <text:p/>
        </draw:connector>
        <draw:connector draw:style-name="gr4" draw:text-style-name="P1" draw:layer="layout" draw:type="lines" svg:x1="8.767cm" svg:y1="11.537cm" svg:x2="4.104cm" svg:y2="7.85cm" draw:start-shape="id8" draw:start-glue-point="7" draw:end-shape="id4" draw:end-glue-point="2" svg:d="m8767 11537h-764l-3899-3187v-500" svg:viewBox="0 0 4664 3688">
          <text:p/>
        </draw:connector>
        <draw:frame draw:style-name="gr10" draw:layer="layout" svg:width="0.849cm" svg:height="0.972cm" svg:x="10.241cm" svg:y="13.512cm">
          <draw:text-box>
            <text:p><text:span text:style-name="T2">≠</text:span></text:p>
          </draw:text-box>
        </draw:frame>
        <draw:frame draw:style-name="gr10" draw:layer="layout" svg:width="0.849cm" svg:height="0.972cm" svg:x="9.455cm" svg:y="6.4cm">
          <draw:text-box>
            <text:p><text:span text:style-name="T2">≠</text:span></text:p>
          </draw:text-box>
        </draw:frame>
        <draw:frame draw:style-name="gr10" draw:layer="layout" svg:width="0.849cm" svg:height="0.972cm" svg:x="7.755cm" svg:y="11.328cm">
          <draw:text-box>
            <text:p><text:span text:style-name="T2">≠</text:span></text:p>
          </draw:text-box>
        </draw:frame>
        <draw:frame draw:style-name="gr10" draw:layer="layout" svg:width="0.849cm" svg:height="0.972cm" svg:x="1.455cm" svg:y="4.928cm">
          <draw:text-box>
            <text:p><text:span text:style-name="T2">≠</text:span></text:p>
          </draw:text-box>
        </draw:frame>
        <draw:frame draw:style-name="gr10" draw:layer="layout" svg:width="0.849cm" svg:height="0.972cm" svg:x="4.804cm" svg:y="4.828cm">
          <draw:text-box>
            <text:p><text:span text:style-name="T2">≠</text:span></text:p>
          </draw:text-box>
        </draw:frame>
        <draw:frame draw:style-name="gr10" draw:layer="layout" svg:width="0.849cm" svg:height="0.972cm" svg:x="7.855cm" svg:y="4.828cm">
          <draw:text-box>
            <text:p><text:span text:style-name="T2">≠</text:span></text:p>
          </draw:text-box>
        </draw:frame>
        <draw:frame draw:style-name="gr10" draw:layer="layout" svg:width="0.849cm" svg:height="0.972cm" svg:x="12.755cm" svg:y="2.328cm">
          <draw:text-box>
            <text:p><text:span text:style-name="T2">≠</text:span></text:p>
          </draw:text-box>
        </draw:frame>
        <draw:frame draw:style-name="gr10" draw:layer="layout" svg:width="0.849cm" svg:height="0.972cm" svg:x="19.255cm" svg:y="3.2cm">
          <draw:text-box>
            <text:p><text:span text:style-name="T2">≠</text:span></text:p>
          </draw:text-box>
        </draw:frame>
      </draw:page>
      <draw:page draw:name="page2" draw:style-name="dp1" draw:master-page-name="Звичайний">
        <draw:connector draw:style-name="gr2" draw:text-style-name="P2" draw:layer="layout" svg:x1="6.904cm" svg:y1="2.801cm" svg:x2="8.304cm" svg:y2="2.782cm" draw:start-shape="id13" draw:start-glue-point="10" draw:end-shape="id14" draw:end-glue-point="3" svg:d="m6904 2801h701v-19h699" svg:viewBox="0 0 1401 20">
          <text:p text:style-name="P1"><text:span text:style-name="T1">=</text:span></text:p>
          <text:p text:style-name="P1"><text:span text:style-name="T1"/></text:p>
        </draw:connector>
        <draw:frame draw:style-name="gr11" draw:text-style-name="P3" xml:id="id15" draw:id="id15" draw:layer="layout" svg:width="3.2cm" svg:height="0.954cm" svg:x="7.304cm" svg:y="1cm">
          <draw:text-box>
            <text:p>Помилка</text:p>
          </draw:text-box>
        </draw:frame>
        <draw:connector draw:style-name="gr4" draw:text-style-name="P2" draw:layer="layout" svg:x1="6.004cm" svg:y1="1.901cm" svg:x2="7.304cm" svg:y2="1.477cm" draw:start-shape="id13" draw:start-glue-point="4" draw:end-shape="id15" draw:end-glue-point="3" svg:d="m6004 1901v-424h1300" svg:viewBox="0 0 1301 425">
          <text:p/>
        </draw:connector>
        <draw:g xml:id="id14" draw:id="id14">
          <draw:frame draw:style-name="gr6" draw:text-style-name="P6" draw:layer="layout" svg:width="0.9cm" svg:height="1.322cm" svg:x="8.304cm" svg:y="2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1.304cm" svg:y="2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8.904cm" svg:y="2.1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frame draw:style-name="gr11" draw:text-style-name="P3" xml:id="id26" draw:id="id26" draw:layer="layout" svg:width="2.2cm" svg:height="0.954cm" svg:x="17.904cm" svg:y="2.337cm">
          <draw:text-box>
            <text:p>Вихід</text:p>
          </draw:text-box>
        </draw:frame>
        <draw:connector draw:style-name="gr4" draw:text-style-name="P2" draw:layer="layout" svg:x1="12.404cm" svg:y1="2.782cm" svg:x2="13.704cm" svg:y2="2.8cm" draw:start-shape="id14" draw:start-glue-point="1" draw:end-shape="id16" draw:end-glue-point="6" svg:d="m12404 2782h650v18h650" svg:viewBox="0 0 1301 19">
          <text:p/>
        </draw:connector>
        <draw:connector draw:style-name="gr2" draw:text-style-name="P2" draw:layer="layout" svg:x1="6.904cm" svg:y1="4.901cm" svg:x2="8.204cm" svg:y2="4.9cm" draw:start-shape="id17" draw:start-glue-point="10" draw:end-shape="id18" draw:end-glue-point="6" svg:d="m6904 4901h651v-1h649" svg:viewBox="0 0 1301 2">
          <text:p text:style-name="P1"><text:span text:style-name="T1">(</text:span></text:p>
          <text:p text:style-name="P1"><text:span text:style-name="T1"/></text:p>
        </draw:connector>
        <draw:frame draw:style-name="gr12" draw:text-style-name="P3" xml:id="id19" draw:id="id19" draw:layer="layout" svg:width="3.2cm" svg:height="0.963cm" svg:x="18.004cm" svg:y="5.837cm">
          <draw:text-box>
            <text:p>Помилка</text:p>
          </draw:text-box>
        </draw:frame>
        <draw:connector draw:style-name="gr4" draw:text-style-name="P2" draw:layer="layout" svg:x1="6.004cm" svg:y1="5.801cm" svg:x2="18.004cm" svg:y2="6.318cm" draw:start-shape="id17" draw:start-glue-point="8" draw:end-shape="id19" draw:end-glue-point="3" svg:d="m6004 5801v517h12000" svg:viewBox="0 0 12001 518">
          <text:p/>
        </draw:connector>
        <draw:frame draw:style-name="gr11" draw:text-style-name="P3" xml:id="id21" draw:id="id21" draw:layer="layout" svg:width="2.2cm" svg:height="0.954cm" svg:x="18.004cm" svg:y="4.337cm">
          <draw:text-box>
            <text:p>Вихід</text:p>
          </draw:text-box>
        </draw:frame>
        <draw:connector draw:style-name="gr2" draw:text-style-name="P2" draw:layer="layout" svg:x1="13.004cm" svg:y1="4.9cm" svg:x2="18.004cm" svg:y2="4.814cm" draw:start-shape="id20" draw:start-glue-point="10" draw:end-shape="id21" draw:end-glue-point="3" svg:d="m13004 4900h2501v-86h2499" svg:viewBox="0 0 5001 87">
          <text:p text:style-name="P1"><text:span text:style-name="T1">) <text:s text:c="37"/></text:span></text:p>
          <text:p text:style-name="P1"><text:span text:style-name="T1"/></text:p>
        </draw:connector>
        <draw:connector draw:style-name="gr4" draw:text-style-name="P2" draw:layer="layout" svg:x1="12.741cm" svg:y1="5.537cm" svg:x2="18.004cm" svg:y2="6.318cm" draw:start-shape="id20" draw:start-glue-point="9" draw:end-shape="id19" draw:end-glue-point="3" svg:d="m12741 5537h2764v781h2499" svg:viewBox="0 0 5264 782">
          <text:p/>
        </draw:connector>
        <draw:frame draw:style-name="gr13" draw:text-style-name="P7" draw:layer="layout" svg:width="4.7cm" svg:height="2.05cm" svg:x="0.204cm" svg:y="0.95cm">
          <draw:text-box>
            <text:p><text:span text:style-name="T4">П/а Оператор</text:span></text:p>
          </draw:text-box>
        </draw:frame>
        <draw:custom-shape draw:style-name="gr14" draw:text-style-name="P1" xml:id="id22" draw:id="id22" draw:layer="layout" svg:width="1.8cm" svg:height="1.8cm" svg:x="0.704cm" svg:y="1.9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3" draw:id="id13" draw:layer="layout" svg:width="1.8cm" svg:height="1.8cm" svg:x="5.104cm" svg:y="1.901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7" draw:id="id17" draw:layer="layout" svg:width="1.8cm" svg:height="1.8cm" svg:x="5.104cm" svg:y="4.001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4" draw:id="id24" draw:layer="layout" svg:width="1.8cm" svg:height="1.8cm" svg:x="2.104cm" svg:y="19.4cm">
          <text:p text:style-name="P1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504cm" svg:y1="2.8cm" svg:x2="5.104cm" svg:y2="2.801cm" draw:start-shape="id22" draw:start-glue-point="10" draw:end-shape="id13" draw:end-glue-point="6" svg:d="m2504 2800h1301v1h1299" svg:viewBox="0 0 2601 2">
          <text:p text:style-name="P1"><text:span text:style-name="T1"><text:tab/></text:span><text:span text:style-name="T1">ID</text:span></text:p>
          <text:p text:style-name="P1"><text:span text:style-name="T1"/></text:p>
        </draw:connector>
        <draw:connector draw:style-name="gr2" draw:text-style-name="P2" draw:layer="layout" svg:x1="2.504cm" svg:y1="2.8cm" svg:x2="5.104cm" svg:y2="4.901cm" draw:start-shape="id22" draw:start-glue-point="10" draw:end-shape="id17" draw:end-glue-point="6" svg:d="m2504 2800h1301v2101h1299" svg:viewBox="0 0 2601 2102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/></text:p>
          <text:p text:style-name="P1"><text:span text:style-name="T1"><text:s text:c="15"/></text:span><text:span text:style-name="T1">input <text:s text:c="4"/></text:span></text:p>
          <text:p text:style-name="P1"><text:span text:style-name="T1"/></text:p>
          <text:p text:style-name="P1"><text:span text:style-name="T1"><text:s text:c="11"/></text:span></text:p>
        </draw:connector>
        <draw:connector draw:style-name="gr2" draw:text-style-name="P2" draw:layer="layout" svg:x1="2.504cm" svg:y1="2.8cm" svg:x2="5cm" svg:y2="11.217cm" draw:start-shape="id22" draw:start-glue-point="10" draw:end-shape="id23" svg:d="m2504 2800h1249v8417h1247" svg:viewBox="0 0 2497 8418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37"/></text:span><text:span text:style-name="T1">if <text:s text:c="39"/></text:span></text:p>
        </draw:connector>
        <draw:connector draw:style-name="gr2" draw:text-style-name="P2" draw:layer="layout" svg:x1="2.504cm" svg:y1="2.8cm" svg:x2="2.367cm" svg:y2="19.663cm" draw:start-shape="id22" draw:start-glue-point="10" draw:end-shape="id24" draw:end-glue-point="5" svg:d="m2504 2800h502v8751h-639v8112" svg:viewBox="0 0 640 16864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35"/></text:span><text:span text:style-name="T1">for <text:s text:c="46"/></text:span></text:p>
          <text:p text:style-name="P1"><text:span text:style-name="T1"/></text:p>
        </draw:connector>
        <draw:connector draw:style-name="gr4" draw:text-style-name="P2" draw:layer="layout" svg:x1="1.604cm" svg:y1="3.7cm" svg:x2="1.604cm" svg:y2="4.8cm" draw:start-shape="id22" draw:start-glue-point="8" draw:end-shape="id25" draw:end-glue-point="0" svg:d="m1604 3700v1100" svg:viewBox="0 0 1 1101">
          <text:p/>
        </draw:connector>
        <draw:frame draw:style-name="gr11" draw:text-style-name="P3" xml:id="id25" draw:id="id25" draw:layer="layout" svg:width="3.2cm" svg:height="0.954cm" svg:x="0.004cm" svg:y="4.8cm">
          <draw:text-box>
            <text:p>Помилка</text:p>
          </draw:text-box>
        </draw:frame>
        <draw:frame draw:style-name="gr10" draw:layer="layout" svg:width="0.849cm" svg:height="0.972cm" svg:x="6.104cm" svg:y="0.628cm">
          <draw:text-box>
            <text:p><text:span text:style-name="T2">≠</text:span></text:p>
          </draw:text-box>
        </draw:frame>
        <draw:custom-shape draw:style-name="gr15" draw:text-style-name="P1" xml:id="id16" draw:id="id16" draw:layer="layout" svg:width="1.8cm" svg:height="1.8cm" svg:x="13.704cm" svg:y="1.9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5.504cm" svg:y1="2.8cm" svg:x2="17.904cm" svg:y2="2.814cm" draw:start-shape="id16" draw:start-glue-point="10" draw:end-shape="id26" svg:d="m15504 2800h502l1398 14h500" svg:viewBox="0 0 2401 15">
          <text:p><text:span text:style-name="T2"/></text:p>
          <text:p><text:span text:style-name="T2"><text:s text:c="4"/></text:span><text:span text:style-name="T2">¢≠</text:span></text:p>
          <text:p><text:span text:style-name="T2"/></text:p>
          <text:p><text:span text:style-name="T2"/></text:p>
        </draw:connector>
        <draw:frame draw:style-name="gr12" draw:text-style-name="P3" xml:id="id28" draw:id="id28" draw:layer="layout" svg:width="3.2cm" svg:height="0.963cm" svg:x="12.6cm" svg:y="13.137cm">
          <draw:text-box>
            <text:p>Помилка</text:p>
          </draw:text-box>
        </draw:frame>
        <draw:g xml:id="id23" draw:id="id23">
          <draw:frame draw:style-name="gr6" draw:text-style-name="P6" draw:layer="layout" svg:width="0.9cm" svg:height="1.322cm" svg:x="5cm" svg:y="10.5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8cm" svg:y="10.5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6cm" svg:y="10.578cm">
            <draw:text-box>
              <text:p text:style-name="P1"><text:span text:style-name="T1">п/а</text:span></text:p>
              <text:p text:style-name="P1"><text:span text:style-name="T1">лог.вираз</text:span></text:p>
            </draw:text-box>
          </draw:frame>
        </draw:g>
        <draw:custom-shape draw:style-name="gr18" draw:text-style-name="P1" draw:layer="layout" svg:width="1.8cm" svg:height="1.8cm" svg:x="12.604cm" svg:y="10.1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1.604cm" svg:y1="11.2cm" svg:x2="12.604cm" svg:y2="11.2cm" svg:d="m11604 11200h1000" svg:viewBox="0 0 1001 1">
          <text:p text:style-name="P1"><text:span text:style-name="T1">then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4.404cm" svg:y1="11.1cm" svg:x2="15.104cm" svg:y2="11.182cm" draw:end-shape="id27" draw:end-glue-point="3" svg:d="m14404 11100h100v82h600" svg:viewBox="0 0 701 83">
          <text:p text:style-name="P1"><text:span text:style-name="T2">˩</text:span></text:p>
          <text:p text:style-name="P1"><text:span text:style-name="T2"/></text:p>
          <text:p text:style-name="P1"><text:span text:style-name="T1"/></text:p>
        </draw:connector>
        <draw:connector draw:style-name="gr4" draw:text-style-name="P2" draw:layer="layout" svg:x1="13.504cm" svg:y1="12cm" svg:x2="14.2cm" svg:y2="13.137cm" draw:end-shape="id28" draw:end-glue-point="0" svg:d="m13504 12000v319h696v818" svg:viewBox="0 0 697 1138">
          <text:p/>
        </draw:connector>
        <draw:g xml:id="id27" draw:id="id27">
          <draw:frame draw:style-name="gr6" draw:text-style-name="P6" draw:layer="layout" svg:width="0.9cm" svg:height="1.322cm" svg:x="15.104cm" svg:y="10.5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8.104cm" svg:y="10.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5.704cm" svg:y="10.543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ustom-shape draw:style-name="gr18" draw:text-style-name="P1" xml:id="id29" draw:id="id29" draw:layer="layout" svg:width="1.8cm" svg:height="1.8cm" svg:x="18.4cm" svg:y="12.7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7.154cm" svg:y1="11.865cm" svg:x2="19.3cm" svg:y2="12.7cm" draw:start-shape="id27" draw:start-glue-point="2" draw:end-shape="id29" draw:end-glue-point="4" svg:d="m17154 11865v417h2146v418" svg:viewBox="0 0 2147 836">
          <text:p/>
        </draw:connector>
        <draw:connector draw:style-name="gr4" draw:text-style-name="P2" draw:layer="layout" svg:x1="18.4cm" svg:y1="13.6cm" svg:x2="15.8cm" svg:y2="13.618cm" draw:start-shape="id29" draw:start-glue-point="6" draw:end-shape="id28" svg:d="m18400 13600h-1300v18h-1300" svg:viewBox="0 0 2601 19">
          <text:p/>
        </draw:connector>
        <draw:custom-shape draw:style-name="gr18" draw:text-style-name="P1" xml:id="id30" draw:id="id30" draw:layer="layout" svg:width="1.8cm" svg:height="1.8cm" svg:x="18.4cm" svg:y="15.3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9.3cm" svg:y1="14.5cm" svg:x2="19.3cm" svg:y2="15.3cm" draw:start-shape="id29" draw:start-glue-point="8" draw:end-shape="id30" draw:end-glue-point="4" svg:d="m19300 14500v800" svg:viewBox="0 0 1 801">
          <text:p text:style-name="P1"><text:span text:style-name="T2"><text:s text:c="5"/></text:span><text:span text:style-name="T2">˩</text:span></text:p>
        </draw:connector>
        <draw:connector draw:style-name="gr4" draw:text-style-name="P2" draw:layer="layout" svg:x1="18.4cm" svg:y1="16.2cm" svg:x2="14.2cm" svg:y2="14.1cm" draw:start-shape="id30" draw:start-glue-point="6" draw:end-shape="id28" draw:end-glue-point="2" svg:d="m18400 16200h-4200v-2100" svg:viewBox="0 0 4201 2101">
          <text:p/>
        </draw:connector>
        <draw:connector draw:style-name="gr2" draw:text-style-name="P2" draw:layer="layout" svg:x1="19.3cm" svg:y1="17.1cm" svg:x2="17.304cm" svg:y2="17.7cm" draw:start-shape="id30" draw:start-glue-point="8" draw:end-shape="id31" svg:d="m19300 17100v600h-1996" svg:viewBox="0 0 1997 601">
          <text:p text:style-name="P1"><text:span text:style-name="T1"><text:s text:c="2"/></text:span><text:span text:style-name="T1"><text:tab/></text:span><text:span text:style-name="T1">else</text:span></text:p>
        </draw:connector>
        <draw:g xml:id="id32" draw:id="id32">
          <draw:frame draw:style-name="gr6" draw:text-style-name="P6" draw:layer="layout" svg:width="0.9cm" svg:height="1.322cm" svg:x="10.304cm" svg:y="17.0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3.304cm" svg:y="17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0.904cm" svg:y="17.043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ustom-shape draw:style-name="gr18" draw:text-style-name="P1" xml:id="id33" draw:id="id33" draw:layer="layout" svg:width="1.8cm" svg:height="1.8cm" svg:x="7.504cm" svg:y="16.8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0.304cm" svg:y1="17.682cm" svg:x2="9.304cm" svg:y2="17.7cm" draw:start-shape="id32" draw:start-glue-point="3" draw:end-shape="id33" draw:end-glue-point="10" svg:d="m10304 17682h-499v18h-501" svg:viewBox="0 0 1001 19">
          <text:p/>
        </draw:connector>
        <draw:custom-shape draw:style-name="gr18" draw:text-style-name="P1" xml:id="id34" draw:id="id34" draw:layer="layout" svg:width="1.8cm" svg:height="1.8cm" svg:x="3.904cm" svg:y="14.6cm">
          <text:p text:style-name="P1">2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8.404cm" svg:y1="16.8cm" svg:x2="12.6cm" svg:y2="13.618cm" draw:start-shape="id33" draw:start-glue-point="4" draw:end-shape="id28" draw:end-glue-point="3" svg:d="m8404 16800v-3182h4196" svg:viewBox="0 0 4197 3183">
          <text:p/>
        </draw:connector>
        <draw:connector draw:style-name="gr2" draw:text-style-name="P2" draw:layer="layout" svg:x1="7.504cm" svg:y1="17.7cm" svg:x2="5.704cm" svg:y2="15.5cm" draw:start-shape="id33" draw:start-glue-point="6" draw:end-shape="id34" draw:end-glue-point="10" svg:d="m7504 17700h-899v-2200h-901" svg:viewBox="0 0 1801 2201">
          <text:p text:style-name="P1"><text:span text:style-name="T2"><text:s text:c="2"/></text:span></text:p>
          <text:p text:style-name="P1"><text:span text:style-name="T2"/></text:p>
          <text:p text:style-name="P1"><text:span text:style-name="T2"/></text:p>
          <text:p text:style-name="P1"><text:span text:style-name="T2"><text:s text:c="5"/></text:span><text:span text:style-name="T2">˩</text:span></text:p>
          <text:p text:style-name="P1"><text:span text:style-name="T2"/></text:p>
        </draw:connector>
        <draw:connector draw:style-name="gr4" draw:text-style-name="P2" draw:layer="layout" svg:x1="5.441cm" svg:y1="14.863cm" svg:x2="12.6cm" svg:y2="13.618cm" draw:start-shape="id34" draw:start-glue-point="11" draw:end-shape="id28" draw:end-glue-point="3" svg:d="m5441 14863h3712v-1245h3447" svg:viewBox="0 0 7160 1246">
          <text:p/>
        </draw:connector>
        <draw:line draw:style-name="gr4" draw:text-style-name="P2" draw:layer="layout" svg:x1="8.404cm" svg:y1="16.9cm" svg:x2="8.404cm" svg:y2="13.6cm">
          <text:p/>
        </draw:line>
        <draw:connector draw:style-name="gr2" draw:text-style-name="P2" draw:layer="layout" svg:x1="4.804cm" svg:y1="14.6cm" svg:x2="4.8cm" svg:y2="12.791cm" draw:start-shape="id34" draw:start-glue-point="4" draw:end-shape="id35" draw:end-glue-point="2" svg:d="m4804 14600v-905h-4v-904" svg:viewBox="0 0 5 1810">
          <text:p text:style-name="P1"><text:span text:style-name="T1"/></text:p>
          <text:p text:style-name="P1"><text:span text:style-name="T1"/></text:p>
          <text:p text:style-name="P1"><text:span text:style-name="T1"><text:s text:c="9"/></text:span><text:span text:style-name="T1">endif</text:span></text:p>
          <text:p text:style-name="P1"><text:span text:style-name="T1"/></text:p>
          <text:p text:style-name="P1"><text:span text:style-name="T1"/></text:p>
        </draw:connector>
        <draw:frame draw:style-name="gr11" draw:text-style-name="P3" xml:id="id35" draw:id="id35" draw:layer="layout" svg:width="2.2cm" svg:height="0.954cm" svg:x="3.7cm" svg:y="11.837cm">
          <draw:text-box>
            <text:p>Вихід</text:p>
          </draw:text-box>
        </draw:frame>
        <draw:frame draw:style-name="gr19" draw:layer="layout" svg:width="0.849cm" svg:height="0.954cm" svg:x="6.055cm" svg:y="5.5cm">
          <draw:text-box>
            <text:p><text:span text:style-name="T2">≠</text:span></text:p>
          </draw:text-box>
        </draw:frame>
        <draw:frame draw:style-name="gr10" draw:layer="layout" svg:width="0.849cm" svg:height="0.972cm" svg:x="12.904cm" svg:y="4.8cm">
          <draw:text-box>
            <text:p><text:span text:style-name="T2">≠</text:span></text:p>
          </draw:text-box>
        </draw:frame>
        <draw:frame draw:style-name="gr20" draw:layer="layout" svg:width="0.849cm" svg:height="1cm" svg:x="10.655cm" svg:y="11.8cm">
          <draw:text-box>
            <text:p><text:span text:style-name="T2">≠</text:span></text:p>
          </draw:text-box>
        </draw:frame>
        <draw:frame draw:style-name="gr10" draw:layer="layout" svg:width="0.849cm" svg:height="0.972cm" svg:x="17.655cm" svg:y="12.728cm">
          <draw:text-box>
            <text:p><text:span text:style-name="T2">≠</text:span></text:p>
          </draw:text-box>
        </draw:frame>
        <draw:frame draw:style-name="gr10" draw:layer="layout" svg:width="0.849cm" svg:height="0.972cm" svg:x="17.555cm" svg:y="15.328cm">
          <draw:text-box>
            <text:p><text:span text:style-name="T2">≠</text:span></text:p>
          </draw:text-box>
        </draw:frame>
        <draw:frame draw:style-name="gr10" draw:layer="layout" svg:width="0.849cm" svg:height="0.972cm" svg:x="5.404cm" svg:y="14cm">
          <draw:text-box>
            <text:p><text:span text:style-name="T2">≠</text:span></text:p>
          </draw:text-box>
        </draw:frame>
        <draw:frame draw:style-name="gr10" draw:layer="layout" svg:width="0.849cm" svg:height="0.972cm" svg:x="8.204cm" svg:y="15.9cm">
          <draw:text-box>
            <text:p><text:span text:style-name="T2">≠</text:span></text:p>
          </draw:text-box>
        </draw:frame>
        <draw:custom-shape draw:style-name="gr18" draw:text-style-name="P1" xml:id="id31" draw:id="id31" draw:layer="layout" svg:width="1.8cm" svg:height="1.8cm" svg:x="15.504cm" svg:y="16.8cm">
          <text:p text:style-name="P1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5.504cm" svg:y1="17.7cm" svg:x2="14.404cm" svg:y2="17.682cm" draw:start-shape="id31" draw:start-glue-point="6" draw:end-shape="id32" draw:end-glue-point="1" svg:d="m15504 17700h-501l-99-18h-500" svg:viewBox="0 0 1101 19">
          <text:p text:style-name="P1"><text:span text:style-name="T2">˩</text:span></text:p>
          <text:p text:style-name="P1"><text:span text:style-name="T2"/></text:p>
        </draw:connector>
        <draw:line draw:style-name="gr4" draw:text-style-name="P1" draw:layer="layout" svg:x1="16.404cm" svg:y1="16.8cm" svg:x2="16.404cm" svg:y2="16.2cm">
          <text:p/>
        </draw:line>
        <draw:frame draw:style-name="gr10" draw:layer="layout" svg:width="0.849cm" svg:height="0.972cm" svg:x="15.504cm" svg:y="16cm">
          <draw:text-box>
            <text:p><text:span text:style-name="T2">≠</text:span></text:p>
          </draw:text-box>
        </draw:frame>
        <draw:frame draw:style-name="gr10" draw:layer="layout" svg:width="0.849cm" svg:height="0.972cm" svg:x="1.455cm" svg:y="3.428cm">
          <draw:text-box>
            <text:p><text:span text:style-name="T2">≠</text:span></text:p>
          </draw:text-box>
        </draw:frame>
        <draw:connector draw:style-name="gr2" draw:text-style-name="P2" draw:layer="layout" svg:x1="6.904cm" svg:y1="20.302cm" svg:x2="7.904cm" svg:y2="20.283cm" draw:start-shape="id36" draw:start-glue-point="10" draw:end-shape="id37" draw:end-glue-point="3" svg:d="m6904 20302h501v-19h499" svg:viewBox="0 0 1001 20">
          <text:p text:style-name="P1"><text:span text:style-name="T1">=</text:span></text:p>
          <text:p text:style-name="P1"><text:span text:style-name="T1"/></text:p>
        </draw:connector>
        <draw:frame draw:style-name="gr11" draw:text-style-name="P3" xml:id="id38" draw:id="id38" draw:layer="layout" svg:width="3.2cm" svg:height="0.954cm" svg:x="7.304cm" svg:y="18.401cm">
          <draw:text-box>
            <text:p>Помилка</text:p>
          </draw:text-box>
        </draw:frame>
        <draw:connector draw:style-name="gr4" draw:text-style-name="P2" draw:layer="layout" svg:x1="6.004cm" svg:y1="19.402cm" svg:x2="7.304cm" svg:y2="18.878cm" draw:start-shape="id36" draw:start-glue-point="4" draw:end-shape="id38" draw:end-glue-point="3" svg:d="m6004 19402v-524h1300" svg:viewBox="0 0 1301 525">
          <text:p/>
        </draw:connector>
        <draw:g xml:id="id37" draw:id="id37">
          <draw:frame draw:style-name="gr6" draw:text-style-name="P6" draw:layer="layout" svg:width="0.9cm" svg:height="1.322cm" svg:x="7.904cm" svg:y="19.644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0.904cm" svg:y="19.60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8.504cm" svg:y="19.644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ustom-shape draw:style-name="gr17" draw:text-style-name="P1" xml:id="id36" draw:id="id36" draw:layer="layout" svg:width="1.8cm" svg:height="1.8cm" svg:x="5.104cm" svg:y="19.402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849cm" svg:height="0.972cm" svg:x="2.955cm" svg:y="18.6cm">
          <draw:text-box>
            <text:p><text:span text:style-name="T2">≠</text:span></text:p>
          </draw:text-box>
        </draw:frame>
        <draw:connector draw:style-name="gr2" draw:text-style-name="P8" draw:layer="layout" draw:type="lines" svg:x1="3.904cm" svg:y1="20.3cm" svg:x2="5.104cm" svg:y2="20.302cm" draw:start-shape="id24" draw:start-glue-point="10" draw:end-shape="id36" draw:end-glue-point="6" svg:d="m3904 20300h502l197 2h501" svg:viewBox="0 0 1201 3">
          <text:p text:style-name="P1"><text:span text:style-name="T5">ID</text:span></text:p>
          <text:p text:style-name="P1"><text:span text:style-name="T5"/></text:p>
        </draw:connector>
        <draw:connector draw:style-name="gr4" draw:text-style-name="P1" draw:layer="layout" draw:type="lines" svg:x1="3.004cm" svg:y1="19.4cm" svg:x2="7.304cm" svg:y2="18.878cm" draw:start-shape="id24" draw:start-glue-point="4" draw:end-shape="id38" svg:d="m3004 19400v-501l3800-21h500" svg:viewBox="0 0 4301 523">
          <text:p/>
        </draw:connector>
        <draw:frame draw:style-name="gr10" draw:layer="layout" svg:width="0.849cm" svg:height="0.972cm" svg:x="5.855cm" svg:y="18.628cm">
          <draw:text-box>
            <text:p><text:span text:style-name="T2">≠</text:span></text:p>
          </draw:text-box>
        </draw:frame>
        <draw:custom-shape draw:style-name="gr17" draw:text-style-name="P1" xml:id="id39" draw:id="id39" draw:layer="layout" svg:width="1.8cm" svg:height="1.8cm" svg:x="12.904cm" svg:y="19.4cm">
          <text:p text:style-name="P1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xml:id="id40" draw:id="id40" draw:layer="layout" svg:width="3.2cm" svg:height="0.963cm" svg:x="11.401cm" svg:y="22.137cm">
          <draw:text-box>
            <text:p>Помилка</text:p>
          </draw:text-box>
        </draw:frame>
        <draw:connector draw:style-name="gr4" draw:text-style-name="P2" draw:layer="layout" svg:x1="13.804cm" svg:y1="21.2cm" svg:x2="13.001cm" svg:y2="22.137cm" draw:start-shape="id39" draw:start-glue-point="8" draw:end-shape="id40" draw:end-glue-point="0" svg:d="m13804 21200v470h-803v467" svg:viewBox="0 0 804 938">
          <text:p/>
        </draw:connector>
        <draw:g xml:id="id41" draw:id="id41">
          <draw:frame draw:style-name="gr6" draw:text-style-name="P6" draw:layer="layout" svg:width="0.9cm" svg:height="1.322cm" svg:x="15.501cm" svg:y="19.6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8.501cm" svg:y="19.6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6.101cm" svg:y="19.6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14.704cm" svg:y1="20.3cm" svg:x2="15.501cm" svg:y2="20.282cm" draw:start-shape="id39" draw:start-glue-point="10" draw:end-shape="id41" draw:end-glue-point="3" svg:d="m14704 20300h400v-18h397" svg:viewBox="0 0 798 19">
          <text:p text:style-name="P1"><text:span text:style-name="T1">to</text:span></text:p>
          <text:p text:style-name="P1"><text:span text:style-name="T1"/></text:p>
          <text:p text:style-name="P1"><text:span text:style-name="T1"/></text:p>
        </draw:connector>
        <draw:custom-shape draw:style-name="gr17" draw:text-style-name="P1" xml:id="id42" draw:id="id42" draw:layer="layout" svg:width="1.8cm" svg:height="1.8cm" svg:x="18.801cm" svg:y="21.7cm">
          <text:p text:style-name="P1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9.601cm" svg:y1="20.282cm" svg:x2="19.701cm" svg:y2="21.7cm" draw:start-shape="id41" draw:start-glue-point="1" draw:end-shape="id42" draw:end-glue-point="4" svg:d="m19601 20282h100v1418" svg:viewBox="0 0 101 1419">
          <text:p/>
        </draw:connector>
        <draw:connector draw:style-name="gr4" draw:text-style-name="P2" draw:layer="layout" svg:x1="18.801cm" svg:y1="22.6cm" svg:x2="14.601cm" svg:y2="22.618cm" draw:start-shape="id42" draw:start-glue-point="6" draw:end-shape="id40" svg:d="m18801 22600h-2100v18h-2100" svg:viewBox="0 0 4201 19">
          <text:p/>
        </draw:connector>
        <draw:g xml:id="id43" draw:id="id43">
          <draw:frame draw:style-name="gr6" draw:text-style-name="P6" draw:layer="layout" svg:width="0.9cm" svg:height="1.322cm" svg:x="14.701cm" svg:y="24.2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7.701cm" svg:y="24.2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5.301cm" svg:y="24.278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19.701cm" svg:y1="23.5cm" svg:x2="18.801cm" svg:y2="24.917cm" draw:start-shape="id42" draw:start-glue-point="8" draw:end-shape="id43" svg:d="m19701 23500v1417h-900" svg:viewBox="0 0 901 1418">
          <text:p text:style-name="P1"><text:span text:style-name="T1"><text:tab/></text:span><text:span text:style-name="T1"> <text:s text:c="5"/></text:span><text:span text:style-name="T1">step</text:span></text:p>
        </draw:connector>
        <draw:custom-shape draw:style-name="gr17" draw:text-style-name="P1" xml:id="id45" draw:id="id45" draw:layer="layout" svg:width="1.8cm" svg:height="1.8cm" svg:x="9.604cm" svg:y="24cm">
          <text:p text:style-name="P1">20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4.701cm" svg:y1="24.917cm" svg:x2="13.904cm" svg:y2="24.9cm" draw:start-shape="id43" draw:start-glue-point="3" draw:end-shape="id44" draw:end-glue-point="10" svg:d="m14701 24917h-397v-17h-400" svg:viewBox="0 0 798 18">
          <text:p/>
        </draw:connector>
        <draw:connector draw:style-name="gr4" draw:text-style-name="P2" draw:layer="layout" draw:line-skew="0.632cm" svg:x1="10.504cm" svg:y1="24cm" svg:x2="11.201cm" svg:y2="22.618cm" draw:start-shape="id45" draw:start-glue-point="4" draw:end-shape="id46" draw:end-glue-point="3" svg:d="m10504 24000v-1400h697v18" svg:viewBox="0 0 698 1401">
          <text:p/>
        </draw:connector>
        <draw:g xml:id="id47" draw:id="id47">
          <draw:frame draw:style-name="gr6" draw:text-style-name="P6" draw:layer="layout" svg:width="0.9cm" svg:height="1.322cm" svg:x="4.704cm" svg:y="24.2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7.704cm" svg:y="24.2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304cm" svg:y="24.278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onnector draw:style-name="gr2" draw:text-style-name="P2" draw:layer="layout" svg:x1="9.604cm" svg:y1="24.9cm" svg:x2="8.804cm" svg:y2="24.917cm" draw:start-shape="id45" draw:start-glue-point="6" draw:end-shape="id47" draw:end-glue-point="1" svg:d="m9604 24900h-400v17h-400" svg:viewBox="0 0 801 18">
          <text:p text:style-name="P1"><text:span text:style-name="T2">˩</text:span></text:p>
          <text:p text:style-name="P1"><text:span text:style-name="T2"/></text:p>
        </draw:connector>
        <draw:custom-shape draw:style-name="gr17" draw:text-style-name="P1" xml:id="id48" draw:id="id48" draw:layer="layout" svg:width="1.8cm" svg:height="1.8cm" svg:x="2.304cm" svg:y="24cm">
          <text:p text:style-name="P1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4.704cm" svg:y1="24.917cm" svg:x2="4.104cm" svg:y2="24.9cm" draw:start-shape="id47" draw:start-glue-point="3" draw:end-shape="id48" draw:end-glue-point="10" svg:d="m4704 24917h-299v-17h-301" svg:viewBox="0 0 601 18">
          <text:p/>
        </draw:connector>
        <draw:connector draw:style-name="gr4" draw:text-style-name="P2" draw:layer="layout" draw:line-skew="-0.459cm" svg:x1="3.204cm" svg:y1="24cm" svg:x2="11.201cm" svg:y2="22.618cm" draw:start-shape="id48" draw:start-glue-point="4" svg:d="m3204 24000v-1400h7997v18" svg:viewBox="0 0 7998 1401">
          <text:p/>
        </draw:connector>
        <draw:custom-shape draw:style-name="gr17" draw:text-style-name="P1" xml:id="id49" draw:id="id49" draw:layer="layout" svg:width="1.8cm" svg:height="1.8cm" svg:x="2.304cm" svg:y="26.6cm">
          <text:p text:style-name="P1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204cm" svg:y1="25.8cm" svg:x2="3.204cm" svg:y2="26.6cm" draw:start-shape="id48" draw:start-glue-point="8" draw:end-shape="id49" draw:end-glue-point="4" svg:d="m3204 25800v800" svg:viewBox="0 0 1 801">
          <text:p text:style-name="P1"><text:span text:style-name="T2"><text:s text:c="3"/></text:span><text:span text:style-name="T2">˩</text:span></text:p>
        </draw:connector>
        <draw:connector draw:style-name="gr2" draw:text-style-name="P2" draw:layer="layout" svg:x1="4.104cm" svg:y1="27.5cm" svg:x2="6.404cm" svg:y2="27.477cm" draw:start-shape="id49" draw:start-glue-point="10" draw:end-shape="id50" draw:end-glue-point="3" svg:d="m4104 27500h1151v-23h1149" svg:viewBox="0 0 2301 24">
          <text:p text:style-name="P1"><text:span text:style-name="T1">next</text:span></text:p>
          <text:p text:style-name="P1"><text:span text:style-name="T1"/></text:p>
        </draw:connector>
        <draw:connector draw:style-name="gr4" draw:text-style-name="P2" xml:id="id46" draw:id="id46" draw:layer="layout" svg:x1="2.304cm" svg:y1="27.5cm" svg:x2="11.201cm" svg:y2="22.618cm" draw:start-shape="id49" draw:start-glue-point="6" svg:d="m2304 27500h-501v-4882h9398" svg:viewBox="0 0 9399 4883">
          <text:p/>
        </draw:connector>
        <draw:line draw:style-name="gr4" draw:text-style-name="P2" draw:layer="layout" svg:x1="3.204cm" svg:y1="24cm" svg:x2="3.204cm" svg:y2="22.6cm">
          <text:p/>
        </draw:line>
        <draw:frame draw:style-name="gr11" draw:text-style-name="P3" xml:id="id50" draw:id="id50" draw:layer="layout" svg:width="2.2cm" svg:height="0.954cm" svg:x="6.404cm" svg:y="27cm">
          <draw:text-box>
            <text:p>Вихід</text:p>
          </draw:text-box>
        </draw:frame>
        <draw:connector draw:style-name="gr4" draw:text-style-name="P1" draw:layer="layout" draw:type="lines" svg:x1="12.004cm" svg:y1="20.283cm" svg:x2="12.904cm" svg:y2="20.3cm" draw:start-shape="id37" draw:start-glue-point="1" draw:end-shape="id39" draw:end-glue-point="6" svg:d="m12004 20283h500l-101 17h501" svg:viewBox="0 0 901 18">
          <text:p/>
        </draw:connector>
        <draw:frame draw:style-name="gr10" draw:layer="layout" svg:width="0.849cm" svg:height="0.972cm" svg:x="13.604cm" svg:y="20.9cm">
          <draw:text-box>
            <text:p><text:span text:style-name="T2">≠</text:span></text:p>
          </draw:text-box>
        </draw:frame>
        <draw:frame draw:style-name="gr10" draw:layer="layout" svg:width="0.849cm" svg:height="0.972cm" svg:x="2.958cm" svg:y="23.2cm">
          <draw:text-box>
            <text:p><text:span text:style-name="T2">≠</text:span></text:p>
          </draw:text-box>
        </draw:frame>
        <draw:frame draw:style-name="gr10" draw:layer="layout" svg:width="0.849cm" svg:height="0.972cm" svg:x="10.358cm" svg:y="23.2cm">
          <draw:text-box>
            <text:p><text:span text:style-name="T2">≠</text:span></text:p>
          </draw:text-box>
        </draw:frame>
        <draw:frame draw:style-name="gr10" draw:layer="layout" svg:width="0.849cm" svg:height="0.972cm" svg:x="18.055cm" svg:y="21.728cm">
          <draw:text-box>
            <text:p><text:span text:style-name="T2">≠</text:span></text:p>
          </draw:text-box>
        </draw:frame>
        <draw:frame draw:style-name="gr10" draw:layer="layout" svg:width="0.849cm" svg:height="0.972cm" svg:x="1.707cm" svg:y="26.628cm">
          <draw:text-box>
            <text:p><text:span text:style-name="T2">≠</text:span></text:p>
          </draw:text-box>
        </draw:frame>
        <draw:frame draw:style-name="gr21" draw:text-style-name="P1" draw:layer="layout" svg:width="1.806cm" svg:height="0.688cm" svg:x="3.698cm" svg:y="7.4cm">
          <draw:text-box>
            <text:p text:style-name="P1"><text:span text:style-name="T1"><text:s/></text:span><text:span text:style-name="T1">output </text:span></text:p>
          </draw:text-box>
        </draw:frame>
        <draw:custom-shape draw:style-name="gr16" draw:text-style-name="P1" xml:id="id18" draw:id="id18" draw:layer="layout" svg:width="1.8cm" svg:height="1.8cm" svg:x="8.204cm" svg:y="4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20" draw:id="id20" draw:layer="layout" svg:width="1.8cm" svg:height="1.8cm" svg:x="11.204cm" svg:y="4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0.004cm" svg:y1="4.9cm" svg:x2="11.204cm" svg:y2="4.9cm" draw:start-shape="id18" draw:start-glue-point="10" draw:end-shape="id20" draw:end-glue-point="6" svg:d="m10004 4900h1200" svg:viewBox="0 0 12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2.104cm" svg:y1="4cm" svg:x2="9.104cm" svg:y2="4cm" draw:start-shape="id20" draw:start-glue-point="4" draw:end-shape="id18" draw:end-glue-point="4" svg:d="m12104 4000v-501h-3000v501" svg:viewBox="0 0 3001 502">
          <text:p text:style-name="P1"><text:span text:style-name="T1"><text:s text:c="23"/></text:span><text:span text:style-name="T1">,</text:span></text:p>
        </draw:connector>
        <draw:custom-shape draw:style-name="gr18" draw:text-style-name="P1" draw:layer="layout" svg:width="1.8cm" svg:height="1.8cm" svg:x="9.804cm" svg:y="10.1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9.1cm" svg:y1="11.217cm" svg:x2="9.804cm" svg:y2="11.1cm" draw:start-shape="id23" draw:start-glue-point="1" svg:d="m9100 11217h500l204-117v0" svg:viewBox="0 0 705 118">
          <text:p/>
        </draw:connector>
        <draw:connector draw:style-name="gr4" draw:text-style-name="P1" draw:layer="layout" draw:type="lines" svg:x1="10.704cm" svg:y1="12cm" svg:x2="12.6cm" svg:y2="13.618cm" draw:end-shape="id28" svg:d="m10704 12000v0l1396 1618h500" svg:viewBox="0 0 1897 1619">
          <text:p/>
        </draw:connector>
        <draw:frame draw:style-name="gr20" draw:layer="layout" svg:width="0.849cm" svg:height="1cm" svg:x="13.604cm" svg:y="11.7cm">
          <draw:text-box>
            <text:p><text:span text:style-name="T2">≠</text:span></text:p>
          </draw:text-box>
        </draw:frame>
        <draw:connector draw:style-name="gr2" draw:text-style-name="P2" draw:layer="layout" svg:x1="6.903cm" svg:y1="8.201cm" svg:x2="8.203cm" svg:y2="8.2cm" draw:start-shape="id51" draw:start-glue-point="10" draw:end-shape="id52" draw:end-glue-point="6" svg:d="m6903 8201h651v-1h649" svg:viewBox="0 0 1301 2">
          <text:p text:style-name="P1"><text:span text:style-name="T1">(</text:span></text:p>
          <text:p text:style-name="P1"><text:span text:style-name="T1"/></text:p>
        </draw:connector>
        <draw:connector draw:style-name="gr4" draw:text-style-name="P2" draw:layer="layout" svg:x1="6.003cm" svg:y1="9.101cm" svg:x2="18.003cm" svg:y2="9.618cm" draw:start-shape="id51" draw:start-glue-point="8" svg:d="m6003 9101v510h12000v7" svg:viewBox="0 0 12001 518">
          <text:p/>
        </draw:connector>
        <draw:frame draw:style-name="gr11" draw:text-style-name="P3" xml:id="id54" draw:id="id54" draw:layer="layout" svg:width="2.2cm" svg:height="0.954cm" svg:x="18.003cm" svg:y="7.637cm">
          <draw:text-box>
            <text:p>Вихід</text:p>
          </draw:text-box>
        </draw:frame>
        <draw:connector draw:style-name="gr2" draw:text-style-name="P2" draw:layer="layout" svg:x1="13.003cm" svg:y1="8.2cm" svg:x2="18.003cm" svg:y2="8.114cm" draw:start-shape="id53" draw:start-glue-point="10" draw:end-shape="id54" draw:end-glue-point="3" svg:d="m13003 8200h2501v-86h2499" svg:viewBox="0 0 5001 87">
          <text:p text:style-name="P1"><text:span text:style-name="T1">) <text:s text:c="37"/></text:span></text:p>
          <text:p text:style-name="P1"><text:span text:style-name="T1"/></text:p>
        </draw:connector>
        <draw:connector draw:style-name="gr4" draw:text-style-name="P2" draw:layer="layout" svg:x1="12.74cm" svg:y1="8.837cm" svg:x2="18.003cm" svg:y2="9.618cm" draw:start-shape="id53" draw:start-glue-point="9" svg:d="m12740 8837h3014v781h2249" svg:viewBox="0 0 5264 782">
          <text:p/>
        </draw:connector>
        <draw:custom-shape draw:style-name="gr22" draw:text-style-name="P1" xml:id="id51" draw:id="id51" draw:layer="layout" svg:width="1.8cm" svg:height="1.8cm" svg:x="5.103cm" svg:y="7.301cm">
          <text:p text:style-name="P1">10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0.849cm" svg:height="0.954cm" svg:x="6.054cm" svg:y="8.8cm">
          <draw:text-box>
            <text:p><text:span text:style-name="T2">≠</text:span></text:p>
          </draw:text-box>
        </draw:frame>
        <draw:frame draw:style-name="gr10" draw:layer="layout" svg:width="0.849cm" svg:height="0.972cm" svg:x="12.903cm" svg:y="8.1cm">
          <draw:text-box>
            <text:p><text:span text:style-name="T2">≠</text:span></text:p>
          </draw:text-box>
        </draw:frame>
        <draw:custom-shape draw:style-name="gr22" draw:text-style-name="P1" xml:id="id52" draw:id="id52" draw:layer="layout" svg:width="1.8cm" svg:height="1.8cm" svg:x="8.203cm" svg:y="7.3cm">
          <text:p text:style-name="P1">10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53" draw:id="id53" draw:layer="layout" svg:width="1.8cm" svg:height="1.8cm" svg:x="11.203cm" svg:y="7.3cm">
          <text:p text:style-name="P1">10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0.003cm" svg:y1="8.2cm" svg:x2="11.203cm" svg:y2="8.2cm" draw:start-shape="id52" draw:start-glue-point="10" draw:end-shape="id53" draw:end-glue-point="6" svg:d="m10003 8200h1200" svg:viewBox="0 0 1201 1">
          <text:p text:style-name="P1"><text:span text:style-name="T1">ID</text:span></text:p>
          <text:p text:style-name="P1"><text:span text:style-name="T1">CON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2.103cm" svg:y1="7.3cm" svg:x2="9.103cm" svg:y2="7.3cm" draw:start-shape="id53" draw:start-glue-point="4" draw:end-shape="id52" draw:end-glue-point="4" svg:d="m12103 7300v-501h-3000v501" svg:viewBox="0 0 3001 502">
          <text:p text:style-name="P1"><text:span text:style-name="T1"><text:s text:c="23"/></text:span><text:span text:style-name="T1">,</text:span></text:p>
        </draw:connector>
        <draw:frame draw:style-name="gr12" draw:text-style-name="P3" draw:layer="layout" svg:width="3.2cm" svg:height="0.963cm" svg:x="17.904cm" svg:y="9.1cm">
          <draw:text-box>
            <text:p>Помилка</text:p>
          </draw:text-box>
        </draw:frame>
        <draw:connector draw:style-name="gr4" draw:text-style-name="P1" draw:layer="layout" svg:x1="2.504cm" svg:y1="2.8cm" svg:x2="5.103cm" svg:y2="8.201cm" draw:start-shape="id22" draw:start-glue-point="10" draw:end-shape="id51" svg:d="m2504 2800h1300v5401h1299" svg:viewBox="0 0 2600 5402">
          <text:p/>
        </draw:connector>
        <draw:custom-shape draw:style-name="gr17" draw:text-style-name="P1" xml:id="id44" draw:id="id44" draw:layer="layout" svg:width="1.8cm" svg:height="1.8cm" svg:x="12.104cm" svg:y="24cm">
          <text:p text:style-name="P1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8" draw:layer="layout" svg:x1="12.104cm" svg:y1="24.9cm" svg:x2="11.404cm" svg:y2="24.9cm" draw:start-shape="id44" draw:start-glue-point="6" draw:end-shape="id45" draw:end-glue-point="10" svg:d="m12104 24900h-700" svg:viewBox="0 0 701 1">
          <text:p text:style-name="P1"><text:span text:style-name="T5">do</text:span></text:p>
          <text:p text:style-name="P1"><text:span text:style-name="T5"/></text:p>
          <text:p text:style-name="P1"><text:span text:style-name="T5"/></text:p>
        </draw:connector>
        <draw:connector draw:style-name="gr4" draw:text-style-name="P1" draw:layer="layout" svg:x1="13.004cm" svg:y1="24cm" svg:x2="13.001cm" svg:y2="23.1cm" draw:start-shape="id44" draw:start-glue-point="4" draw:end-shape="id40" draw:end-glue-point="2" svg:d="m13004 24000v-450h-3v-450" svg:viewBox="0 0 4 901">
          <text:p/>
        </draw:connector>
        <draw:frame draw:style-name="gr10" draw:layer="layout" svg:width="0.849cm" svg:height="0.972cm" svg:x="12.959cm" svg:y="23.1cm">
          <draw:text-box>
            <text:p><text:span text:style-name="T2">≠</text:span></text:p>
          </draw:text-box>
        </draw:frame>
      </draw:page>
      <draw:page draw:name="page3" draw:style-name="dp1" draw:master-page-name="Звичайний">
        <draw:frame draw:style-name="gr23" draw:text-style-name="P7" draw:layer="layout" svg:width="15.532cm" svg:height="0.964cm" svg:x="1.668cm" svg:y="10.536cm">
          <draw:text-box>
            <text:p><text:span text:style-name="T4">П/а Арифметичний вираз</text:span></text:p>
          </draw:text-box>
        </draw:frame>
        <draw:connector draw:style-name="gr2" draw:text-style-name="P2" draw:layer="layout" svg:x1="2.9cm" svg:y1="14.002cm" svg:x2="13.404cm" svg:y2="14cm" draw:start-shape="id55" draw:start-glue-point="10" draw:end-shape="id56" draw:end-glue-point="6" svg:d="m2900 14002h5253v-2h5251" svg:viewBox="0 0 10505 3">
          <text:p><text:span text:style-name="T2">var const</text:span></text:p>
          <text:p><text:span text:style-name="T2"/></text:p>
        </draw:connector>
        <draw:custom-shape draw:style-name="gr24" draw:text-style-name="P1" xml:id="id55" draw:id="id55" draw:layer="layout" svg:width="1.8cm" svg:height="1.8cm" svg:x="1.1cm" svg:y="13.102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xml:id="id60" draw:id="id60" draw:layer="layout" svg:width="2.2cm" svg:height="0.954cm" svg:x="16.204cm" svg:y="13.437cm">
          <draw:text-box>
            <text:p>Вихід</text:p>
          </draw:text-box>
        </draw:frame>
        <draw:g xml:id="id57" draw:id="id57">
          <draw:frame draw:style-name="gr6" draw:text-style-name="P6" draw:layer="layout" svg:width="0.9cm" svg:height="1.322cm" svg:x="4.8cm" svg:y="15.1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7.8cm" svg:y="15.1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4cm" svg:y="15.178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2cm" svg:y1="14.902cm" svg:x2="4.8cm" svg:y2="15.817cm" draw:start-shape="id55" draw:start-glue-point="8" draw:end-shape="id57" svg:d="m2000 14902v915h2800" svg:viewBox="0 0 2801 916">
          <text:p text:style-name="P1"><text:span text:style-name="T1">(</text:span></text:p>
        </draw:connector>
        <draw:custom-shape draw:style-name="gr24" draw:text-style-name="P1" xml:id="id58" draw:id="id58" draw:layer="layout" svg:width="1.8cm" svg:height="1.8cm" svg:x="9.8cm" svg:y="14.9cm">
          <text:p text:style-name="P1">4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8.9cm" svg:y1="15.817cm" svg:x2="9.8cm" svg:y2="15.8cm" draw:start-shape="id57" draw:start-glue-point="1" draw:end-shape="id58" draw:end-glue-point="6" svg:d="m8900 15817h450v-17h450" svg:viewBox="0 0 901 18">
          <text:p/>
        </draw:connector>
        <draw:frame draw:style-name="gr12" draw:text-style-name="P3" xml:id="id59" draw:id="id59" draw:layer="layout" svg:width="3.2cm" svg:height="0.963cm" svg:x="5.1cm" svg:y="17.137cm">
          <draw:text-box>
            <text:p>Помилка</text:p>
          </draw:text-box>
        </draw:frame>
        <draw:connector draw:style-name="gr4" draw:text-style-name="P2" draw:layer="layout" svg:x1="2cm" svg:y1="14.902cm" svg:x2="5.1cm" svg:y2="17.618cm" draw:start-shape="id55" draw:start-glue-point="8" draw:end-shape="id59" draw:end-glue-point="3" svg:d="m2000 14902v2716h3100" svg:viewBox="0 0 3101 2717">
          <text:p/>
        </draw:connector>
        <draw:connector draw:style-name="gr4" draw:text-style-name="P2" draw:layer="layout" svg:x1="10.7cm" svg:y1="16.7cm" svg:x2="8.3cm" svg:y2="17.618cm" draw:start-shape="id58" draw:start-glue-point="8" draw:end-shape="id59" draw:end-glue-point="1" svg:d="m10700 16700v918h-2400" svg:viewBox="0 0 2401 919">
          <text:p/>
        </draw:connector>
        <draw:custom-shape draw:style-name="gr24" draw:text-style-name="P1" xml:id="id56" draw:id="id56" draw:layer="layout" svg:width="1.8cm" svg:height="1.8cm" svg:x="13.404cm" svg:y="13.1cm">
          <text:p text:style-name="P1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5.204cm" svg:y1="14cm" svg:x2="16.204cm" svg:y2="13.918cm" draw:start-shape="id56" draw:start-glue-point="10" draw:end-shape="id60" draw:end-glue-point="3" svg:d="m15204 14000h501v-82h499" svg:viewBox="0 0 1001 83">
          <text:p/>
        </draw:connector>
        <draw:connector draw:style-name="gr2" draw:text-style-name="P5" draw:layer="layout" svg:x1="11.6cm" svg:y1="15.8cm" svg:x2="14.304cm" svg:y2="14.9cm" draw:start-shape="id58" draw:start-glue-point="10" draw:end-shape="id56" draw:end-glue-point="8" svg:d="m11600 15800h2704v-900" svg:viewBox="0 0 2705 901">
          <text:p text:style-name="P4"><text:span text:style-name="T1">)</text:span></text:p>
        </draw:connector>
        <draw:connector draw:style-name="gr2" draw:text-style-name="P5" draw:layer="layout" svg:x1="14.304cm" svg:y1="13.1cm" svg:x2="2cm" svg:y2="13.102cm" draw:start-shape="id56" draw:start-glue-point="4" draw:end-shape="id55" draw:end-glue-point="4" svg:d="m14304 13100v-501h-12304v503" svg:viewBox="0 0 12305 504">
          <text:p text:style-name="P4"><text:span text:style-name="T1">+ - * / ^</text:span></text:p>
        </draw:connector>
        <draw:frame draw:style-name="gr23" draw:text-style-name="P7" draw:layer="layout" svg:width="15.532cm" svg:height="0.964cm" svg:x="1.468cm" svg:y="19.736cm">
          <draw:text-box>
            <text:p><text:span text:style-name="T4">П/а Логічний вираз</text:span></text:p>
          </draw:text-box>
        </draw:frame>
        <draw:custom-shape draw:style-name="gr25" draw:text-style-name="P1" xml:id="id61" draw:id="id61" draw:layer="layout" svg:width="1.8cm" svg:height="1.8cm" svg:x="1.204cm" svg:y="22.3cm">
          <text:p text:style-name="P1">5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xml:id="id69" draw:id="id69" draw:layer="layout" svg:width="2.2cm" svg:height="0.954cm" svg:x="18.304cm" svg:y="22.7cm">
          <draw:text-box>
            <text:p>Вихід</text:p>
          </draw:text-box>
        </draw:frame>
        <draw:g xml:id="id62" draw:id="id62">
          <draw:frame draw:style-name="gr6" draw:text-style-name="P6" draw:layer="layout" svg:width="0.9cm" svg:height="1.322cm" svg:x="5.3cm" svg:y="22.5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8.3cm" svg:y="22.5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9cm" svg:y="22.578cm">
            <draw:text-box>
              <text:p text:style-name="P1"><text:span text:style-name="T1">п/а</text:span></text:p>
              <text:p text:style-name="P1"><text:span text:style-name="T1">лог.вираз</text:span></text:p>
            </draw:text-box>
          </draw:frame>
        </draw:g>
        <draw:connector draw:style-name="gr2" draw:text-style-name="P2" draw:layer="layout" svg:x1="3.004cm" svg:y1="23.2cm" svg:x2="5.3cm" svg:y2="23.217cm" draw:start-shape="id61" draw:start-glue-point="10" draw:end-shape="id62" svg:d="m3004 23200h1149v17h1147" svg:viewBox="0 0 2297 18">
          <text:p text:style-name="P1"><text:span text:style-name="T1">[</text:span></text:p>
          <text:p text:style-name="P1"><text:span text:style-name="T1"/></text:p>
          <text:p text:style-name="P1"><text:span text:style-name="T1"/></text:p>
        </draw:connector>
        <draw:custom-shape draw:style-name="gr25" draw:text-style-name="P1" xml:id="id63" draw:id="id63" draw:layer="layout" svg:width="1.8cm" svg:height="1.8cm" svg:x="10.4cm" svg:y="22.3cm">
          <text:p text:style-name="P1">5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9.4cm" svg:y1="23.217cm" svg:x2="10.4cm" svg:y2="23.2cm" draw:start-shape="id62" draw:start-glue-point="1" draw:end-shape="id63" draw:end-glue-point="6" svg:d="m9400 23217h500v-17h500" svg:viewBox="0 0 1001 18">
          <text:p/>
        </draw:connector>
        <draw:connector draw:style-name="gr2" draw:text-style-name="P2" draw:layer="layout" svg:x1="12.2cm" svg:y1="23.2cm" svg:x2="15.604cm" svg:y2="23.2cm" draw:start-shape="id63" draw:start-glue-point="10" draw:end-shape="id64" draw:end-glue-point="6" svg:d="m12200 23200h3404" svg:viewBox="0 0 3405 1">
          <text:p text:style-name="P1"><text:span text:style-name="T1">]</text:span></text:p>
          <text:p text:style-name="P1"><text:span text:style-name="T1"/></text:p>
          <text:p text:style-name="P1"><text:span text:style-name="T1"/></text:p>
        </draw:connector>
        <draw:frame draw:style-name="gr12" draw:text-style-name="P3" xml:id="id65" draw:id="id65" draw:layer="layout" svg:width="3.2cm" svg:height="0.963cm" svg:x="7.404cm" svg:y="24.7cm">
          <draw:text-box>
            <text:p>Помилка</text:p>
          </draw:text-box>
        </draw:frame>
        <draw:connector draw:style-name="gr4" draw:text-style-name="P2" draw:layer="layout" svg:x1="11.3cm" svg:y1="24.1cm" svg:x2="10.604cm" svg:y2="25.181cm" draw:start-shape="id63" draw:start-glue-point="8" draw:end-shape="id65" draw:end-glue-point="1" svg:d="m11300 24100v1081h-696" svg:viewBox="0 0 697 1082">
          <text:p/>
        </draw:connector>
        <draw:connector draw:style-name="gr2" draw:text-style-name="P9" draw:layer="layout" draw:type="curve" svg:x1="1.467cm" svg:y1="22.563cm" svg:x2="1.467cm" svg:y2="23.837cm" draw:start-shape="id61" draw:start-glue-point="5" draw:end-shape="id61" draw:end-glue-point="7" svg:d="m1467 22563c-1146 0-1146 1274 0 1274" svg:viewBox="0 0 860 1275">
          <text:p text:style-name="P1"><text:span text:style-name="T6">! <text:s/></text:span></text:p>
        </draw:connector>
        <draw:g xml:id="id66" draw:id="id66">
          <draw:frame draw:style-name="gr6" draw:text-style-name="P6" draw:layer="layout" svg:width="0.9cm" svg:height="1.322cm" svg:x="0.004cm" svg:y="26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3.004cm" svg:y="26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0.604cm" svg:y="26.1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4" draw:text-style-name="P2" draw:layer="layout" svg:x1="2.104cm" svg:y1="24.1cm" svg:x2="2.054cm" svg:y2="26.1cm" draw:start-shape="id61" draw:start-glue-point="8" draw:end-shape="id66" draw:end-glue-point="0" svg:d="m2104 24100v1001h-50v999" svg:viewBox="0 0 51 2001">
          <text:p/>
        </draw:connector>
        <draw:custom-shape draw:style-name="gr25" draw:text-style-name="P1" xml:id="id67" draw:id="id67" draw:layer="layout" svg:width="1.8cm" svg:height="1.8cm" svg:x="5.704cm" svg:y="25.9cm">
          <text:p text:style-name="P1">5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4.104cm" svg:y1="26.782cm" svg:x2="5.704cm" svg:y2="26.8cm" draw:start-shape="id66" draw:start-glue-point="1" draw:end-shape="id67" draw:end-glue-point="6" svg:d="m4104 26782h800v18h800" svg:viewBox="0 0 1601 19">
          <text:p/>
        </draw:connector>
        <draw:g xml:id="id68" draw:id="id68">
          <draw:frame draw:style-name="gr6" draw:text-style-name="P6" draw:layer="layout" svg:width="0.9cm" svg:height="1.322cm" svg:x="11.904cm" svg:y="26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4.904cm" svg:y="26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2.504cm" svg:y="26.1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7.504cm" svg:y1="26.8cm" svg:x2="11.904cm" svg:y2="26.782cm" draw:start-shape="id67" draw:start-glue-point="10" draw:end-shape="id68" draw:end-glue-point="3" svg:d="m7504 26800h2201v-18h2199" svg:viewBox="0 0 4401 19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&gt; &lt; &gt;= &lt;= != equ</text:span></text:p>
          <text:p text:style-name="P1"><text:span text:style-name="T1"/></text:p>
          <text:p text:style-name="P1"><text:span text:style-name="T1"/></text:p>
        </draw:connector>
        <draw:connector draw:style-name="gr4" draw:text-style-name="P2" draw:layer="layout" svg:x1="16.004cm" svg:y1="26.782cm" svg:x2="16.504cm" svg:y2="24.1cm" draw:start-shape="id68" draw:start-glue-point="1" draw:end-shape="id64" draw:end-glue-point="8" svg:d="m16004 26782h500v-2682" svg:viewBox="0 0 501 2683">
          <text:p/>
        </draw:connector>
        <draw:connector draw:style-name="gr4" draw:text-style-name="P2" draw:layer="layout" svg:x1="6.604cm" svg:y1="25.9cm" svg:x2="7.404cm" svg:y2="25.181cm" draw:start-shape="id67" draw:start-glue-point="4" draw:end-shape="id65" draw:end-glue-point="3" svg:d="m6604 25900v-719h800" svg:viewBox="0 0 801 720">
          <text:p/>
        </draw:connector>
        <draw:custom-shape draw:style-name="gr25" draw:text-style-name="P1" xml:id="id64" draw:id="id64" draw:layer="layout" svg:width="1.8cm" svg:height="1.8cm" svg:x="15.604cm" svg:y="22.3cm">
          <text:p text:style-name="P1">5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svg:x1="16.504cm" svg:y1="22.3cm" svg:x2="2.104cm" svg:y2="22.3cm" draw:start-shape="id64" draw:start-glue-point="4" draw:end-shape="id61" draw:end-glue-point="4" svg:d="m16504 22300v-501h-14400v501" svg:viewBox="0 0 14401 502">
          <text:p text:style-name="P4"><text:span text:style-name="T1">and or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</draw:connector>
        <draw:connector draw:style-name="gr4" draw:text-style-name="P5" draw:layer="layout" svg:x1="17.404cm" svg:y1="23.2cm" svg:x2="18.304cm" svg:y2="23.181cm" draw:start-shape="id64" draw:start-glue-point="10" draw:end-shape="id69" draw:end-glue-point="3" svg:d="m17404 23200h451v-19h449" svg:viewBox="0 0 901 20">
          <text:p/>
        </draw:connector>
        <draw:frame draw:style-name="gr23" draw:text-style-name="P7" draw:layer="layout" svg:width="6.5cm" svg:height="0.964cm" svg:x="1.304cm" svg:y="2.001cm">
          <draw:text-box>
            <text:p><text:span text:style-name="T4">П/а Блок операторів</text:span></text:p>
          </draw:text-box>
        </draw:frame>
        <draw:custom-shape draw:style-name="gr26" draw:text-style-name="P1" xml:id="id70" draw:id="id70" draw:layer="layout" svg:width="1.8cm" svg:height="1.8cm" svg:x="2cm" svg:y="3.915cm">
          <text:p text:style-name="P1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xml:id="id71" draw:id="id71" draw:layer="layout" svg:width="1.8cm" svg:height="1.8cm" svg:x="6.604cm" svg:y="3.901cm">
          <text:p text:style-name="P1">3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8cm" svg:y1="4.815cm" svg:x2="6.604cm" svg:y2="4.801cm" draw:start-shape="id70" draw:start-glue-point="10" draw:end-shape="id71" draw:end-glue-point="6" svg:d="m3800 4815h1403v-14h1401" svg:viewBox="0 0 2805 15">
          <text:p text:style-name="P1"><text:span text:style-name="T5">{</text:span></text:p>
          <text:p text:style-name="P1"><text:span text:style-name="T1"/></text:p>
          <text:p text:style-name="P1"><text:span text:style-name="T1"/></text:p>
        </draw:connector>
        <draw:g xml:id="id72" draw:id="id72">
          <draw:frame draw:style-name="gr6" draw:text-style-name="P6" draw:layer="layout" svg:width="0.9cm" svg:height="1.322cm" svg:x="0.8cm" svg:y="6.65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3.8cm" svg:y="6.61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.4cm" svg:y="6.658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onnector draw:style-name="gr4" draw:text-style-name="P2" draw:layer="layout" svg:x1="2.9cm" svg:y1="5.715cm" svg:x2="2.85cm" svg:y2="6.615cm" draw:start-shape="id70" draw:start-glue-point="8" draw:end-shape="id72" draw:end-glue-point="0" svg:d="m2900 5715v451h-50v449" svg:viewBox="0 0 51 901">
          <text:p/>
        </draw:connector>
        <draw:frame draw:style-name="gr11" draw:text-style-name="P3" xml:id="id74" draw:id="id74" draw:layer="layout" svg:width="2.2cm" svg:height="0.954cm" svg:x="8.104cm" svg:y="8.238cm">
          <draw:text-box>
            <text:p>Вихід</text:p>
          </draw:text-box>
        </draw:frame>
        <draw:frame draw:style-name="gr12" draw:text-style-name="P3" xml:id="id76" draw:id="id76" draw:layer="layout" svg:width="3.2cm" svg:height="0.963cm" svg:x="11.304cm" svg:y="1.838cm">
          <draw:text-box>
            <text:p>Помилка</text:p>
          </draw:text-box>
        </draw:frame>
        <draw:g xml:id="id77" draw:id="id77">
          <draw:frame draw:style-name="gr6" draw:text-style-name="P6" draw:layer="layout" svg:width="0.9cm" svg:height="1.322cm" svg:x="10.904cm" svg:y="4.179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3.904cm" svg:y="4.136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1.504cm" svg:y="4.179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ustom-shape draw:style-name="gr26" draw:text-style-name="P1" xml:id="id73" draw:id="id73" draw:layer="layout" svg:width="1.8cm" svg:height="1.8cm" svg:x="5.604cm" svg:y="6.401cm">
          <text:p text:style-name="P1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404cm" svg:y1="7.301cm" svg:x2="9.204cm" svg:y2="8.238cm" draw:start-shape="id73" draw:start-glue-point="10" draw:end-shape="id74" svg:d="m7404 7301h1800v937" svg:viewBox="0 0 1801 938">
          <text:p><text:span text:style-name="T2"><text:s text:c="2"/></text:span><text:span text:style-name="T2">¢≠</text:span></text:p>
          <text:p><text:span text:style-name="T2"/></text:p>
          <text:p><text:span text:style-name="T2"/></text:p>
        </draw:connector>
        <draw:connector draw:style-name="gr4" draw:text-style-name="P1" draw:layer="layout" svg:x1="4.9cm" svg:y1="7.297cm" svg:x2="5.604cm" svg:y2="7.301cm" draw:start-shape="id72" draw:start-glue-point="1" draw:end-shape="id73" draw:end-glue-point="6" svg:d="m4900 7297h352v4h352" svg:viewBox="0 0 705 5">
          <text:p/>
        </draw:connector>
        <draw:custom-shape draw:style-name="gr26" draw:text-style-name="P1" xml:id="id75" draw:id="id75" draw:layer="layout" svg:width="1.8cm" svg:height="1.8cm" svg:x="11.304cm" svg:y="7.001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141cm" svg:y1="5.438cm" svg:x2="11.567cm" svg:y2="7.264cm" draw:start-shape="id71" draw:start-glue-point="9" draw:end-shape="id75" draw:end-glue-point="5" svg:d="m8141 5438h1714v1826h1712" svg:viewBox="0 0 3427 1827">
          <text:p text:style-name="P1"><text:span text:style-name="T2"><text:s text:c="3"/></text:span><text:span text:style-name="T2">˩</text:span></text:p>
        </draw:connector>
        <draw:connector draw:style-name="gr2" draw:text-style-name="P8" draw:layer="layout" svg:x1="11.304cm" svg:y1="7.901cm" svg:x2="10.304cm" svg:y2="8.719cm" draw:start-shape="id75" draw:start-glue-point="6" draw:end-shape="id74" draw:end-glue-point="1" svg:d="m11304 7901h-500v818h-500" svg:viewBox="0 0 1001 819">
          <text:p text:style-name="P1"><text:span text:style-name="T5"><text:s text:c="27"/></text:span></text:p>
          <text:p text:style-name="P1"><text:span text:style-name="T5"/></text:p>
        </draw:connector>
        <draw:connector draw:style-name="gr4" draw:text-style-name="P1" draw:layer="layout" svg:x1="7.504cm" svg:y1="3.901cm" svg:x2="12.904cm" svg:y2="2.801cm" draw:start-shape="id71" draw:start-glue-point="4" draw:end-shape="id76" svg:d="m7504 3901v-550h5400v-550" svg:viewBox="0 0 5401 1101">
          <text:p/>
        </draw:connector>
        <draw:frame draw:style-name="gr10" draw:layer="layout" svg:width="0.849cm" svg:height="0.972cm" svg:x="7.255cm" svg:y="3.101cm">
          <draw:text-box>
            <text:p><text:span text:style-name="T2">≠</text:span></text:p>
          </draw:text-box>
        </draw:frame>
        <draw:frame draw:style-name="gr10" draw:layer="layout" svg:width="0.849cm" svg:height="0.972cm" svg:x="12.004cm" svg:y="6.129cm">
          <draw:text-box>
            <text:p><text:span text:style-name="T2">≠</text:span></text:p>
          </draw:text-box>
        </draw:frame>
        <draw:frame draw:style-name="gr10" draw:layer="layout" svg:width="0.849cm" svg:height="0.972cm" svg:x="2.104cm" svg:y="5.501cm">
          <draw:text-box>
            <text:p><text:span text:style-name="T2">≠</text:span></text:p>
          </draw:text-box>
        </draw:frame>
        <draw:frame draw:style-name="gr27" draw:text-style-name="P1" draw:layer="layout" svg:width="0.667cm" svg:height="0.807cm" svg:x="10.337cm" svg:y="7.694cm">
          <draw:text-box>
            <text:p text:style-name="P1"><text:span text:style-name="T5">}</text:span></text:p>
          </draw:text-box>
        </draw:frame>
        <draw:connector draw:style-name="gr4" draw:text-style-name="P1" draw:layer="layout" svg:x1="12.204cm" svg:y1="7.001cm" svg:x2="12.954cm" svg:y2="5.501cm" draw:start-shape="id75" draw:start-glue-point="4" draw:end-shape="id77" svg:d="m12204 7001v-750h750v-750" svg:viewBox="0 0 751 1501">
          <text:p/>
        </draw:connector>
        <draw:connector draw:style-name="gr4" draw:text-style-name="P1" draw:layer="layout" svg:x1="10.904cm" svg:y1="4.818cm" svg:x2="8.404cm" svg:y2="4.801cm" draw:start-shape="id77" draw:start-glue-point="3" draw:end-shape="id71" draw:end-glue-point="10" svg:d="m10904 4818h-1249v-17h-1251" svg:viewBox="0 0 2501 18">
          <text:p/>
        </draw:connector>
        <draw:frame draw:style-name="gr10" draw:layer="layout" svg:width="0.849cm" svg:height="0.972cm" svg:x="1.904cm" svg:y="16.8cm">
          <draw:text-box>
            <text:p><text:span text:style-name="T2">≠</text:span></text:p>
          </draw:text-box>
        </draw:frame>
        <draw:frame draw:style-name="gr10" draw:layer="layout" svg:width="0.849cm" svg:height="0.972cm" svg:x="9.855cm" svg:y="16.7cm">
          <draw:text-box>
            <text:p><text:span text:style-name="T2">≠</text:span></text:p>
          </draw:text-box>
        </draw:frame>
        <draw:frame draw:style-name="gr10" draw:layer="layout" svg:width="0.849cm" svg:height="0.972cm" svg:x="10.504cm" svg:y="24cm">
          <draw:text-box>
            <text:p><text:span text:style-name="T2">≠</text:span></text:p>
          </draw:text-box>
        </draw:frame>
        <draw:frame draw:style-name="gr10" draw:layer="layout" svg:width="0.849cm" svg:height="0.972cm" svg:x="6.504cm" svg:y="25.028cm">
          <draw:text-box>
            <text:p><text:span text:style-name="T2">≠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uk" fo:country="UA" style:letter-kerning="true" style:font-size-asian="12pt" style:language-asian="hi" style:country-asian="IN"/>
    </style:style>
    <style:style style:name="Символ_20_нумерації" style:display-name="Символ нумерації" style:family="graphic">
      <style:paragraph-properties style:text-autospace="none"/>
    </style:style>
    <style:style style:name="Заголовок_20_таблиці" style:display-name="Заголовок таблиці" style:family="graphic">
      <style:paragraph-properties fo:text-align="center" style:text-autospace="none"/>
      <style:text-properties fo:font-weight="bold" style:font-weight-asian="bold" style:font-weight-complex="bold"/>
    </style:style>
    <style:style style:name="Вміст_20_таблиці" style:display-name="Вміст таблиці" style:family="graphic">
      <style:paragraph-properties style:text-autospace="none"/>
    </style:style>
    <style:style style:name="Покажчик" style:family="graphic">
      <style:paragraph-properties style:text-autospace="none"/>
    </style:style>
    <style:style style:name="Розділ" style:family="graphic">
      <style:paragraph-properties fo:margin-top="0.374cm" fo:margin-bottom="0.374cm" style:text-autospace="none"/>
      <style:text-properties fo:font-style="italic" style:font-size-asian="12pt" style:font-style-asian="italic" style:font-style-complex="italic"/>
    </style:style>
    <style:style style:name="Список" style:family="graphic">
      <style:paragraph-properties fo:margin-top="0cm" fo:margin-bottom="0.374cm" style:text-autospace="none"/>
    </style:style>
    <style:style style:name="Гіперпосилання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1cm" fo:margin-bottom="1cm" fo:margin-left="0.104cm" fo:margin-right="0.10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3T23:06:45.358000000</meta:creation-date>
    <dc:date>2014-03-24T15:21:41</dc:date>
    <meta:editing-duration>P1DT1H21M55S</meta:editing-duration>
    <meta:editing-cycles>99</meta:editing-cycles>
    <meta:generator>LibreOffice/3.5$Linux_x86 LibreOffice_project/350m1$Build-2</meta:generator>
    <dc:creator>Aleksey Bodnya</dc:creator>
    <meta:document-statistic meta:object-count="279"/>
  </office:meta>
</office:document-meta>
</file>